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391000001CE0000016019609AD64B5CBAE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Utopia-Regular" svg:font-family="Utopia-Regular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NewRoman" svg:font-family="TimesNewRoman" style:font-family-generic="roman"/>
    <style:font-face style:name="Comic Sans Ms" svg:font-family="'Comic Sans Ms'" style:font-family-generic="script"/>
    <style:font-face style:name="LMMono10" svg:font-family="LMMono10" style:font-pitch="fixed"/>
    <style:font-face style:name="Consolas" svg:font-family="Consolas" style:font-family-generic="modern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Zapf Dingbats" svg:font-family="'Zapf Dingbats', ZapfDingbats" style:font-pitch="variable"/>
    <style:font-face style:name="Palatino" svg:font-family="Palatino, 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 fo:padding="0cm" fo:border="none">
        <style:tab-stops>
          <style:tab-stop style:position="6.983cm"/>
          <style:tab-stop style:position="14.46cm"/>
          <style:tab-stop style:position="16.002cm" style:type="right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Footer">
      <style:paragraph-properties fo:text-align="start" style:justify-single-word="false">
        <style:tab-stops>
          <style:tab-stop style:position="8.001cm"/>
        </style:tab-stops>
      </style:paragraph-properties>
    </style:style>
    <style:style style:name="P3" style:family="paragraph" style:parent-style-name="Standard">
      <style:paragraph-properties fo:text-align="start" style:justify-single-word="false"/>
      <style:text-properties style:font-name="Times NEW Roman" style:font-name-asian="MS Mincho"/>
    </style:style>
    <style:style style:name="P4" style:family="paragraph" style:parent-style-name="Standard">
      <style:paragraph-properties fo:text-align="start" style:justify-single-word="false"/>
      <style:text-properties style:font-name="Comic Sans Ms" fo:font-size="16pt" fo:language="fr" fo:country="F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mic Sans Ms" fo:font-size="16pt" fo:language="fr" fo:country="FR" fo:font-weight="bold" style:font-name-asian="MS Mincho" style:font-size-asian="16pt" style:font-weight-asian="bold" style:font-name-complex="Utopia-Regular" style:font-size-complex="16pt" style:font-weight-complex="bold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83c6e" officeooo:paragraph-rsid="00183c6e" style:font-name-asian="MS Mincho" style:font-size-asian="12pt" style:font-name-complex="Utopia-Regular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fr" fo:country="FR" style:font-name-asian="MS Mincho" style:font-size-asian="12pt" style:font-name-complex="Utopia-Regular" style:font-size-complex="12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16b121"/>
    </style:style>
    <style:style style:name="P11" style:family="paragraph" style:parent-style-name="Standard">
      <style:paragraph-properties fo:text-align="start" style:justify-single-word="false"/>
      <style:text-properties officeooo:paragraph-rsid="00156a0a"/>
    </style:style>
    <style:style style:name="P12" style:family="paragraph" style:parent-style-name="Standard">
      <style:paragraph-properties fo:text-align="start" style:justify-single-word="false"/>
      <style:text-properties officeooo:paragraph-rsid="00183c6e"/>
    </style:style>
    <style:style style:name="P13" style:family="paragraph" style:parent-style-name="Standard">
      <style:paragraph-properties fo:text-align="start" style:justify-single-word="false"/>
      <style:text-properties style:font-name-asian="MS Mincho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language="fr" fo:country="FR" style:font-name-asian="Utopia-Regular" style:font-size-asian="12pt" style:font-name-complex="Utopia-Regular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paragraph-rsid="00156a0a" style:font-name-asian="Utopia-Regular" style:font-size-asian="12pt" style:font-name-complex="Utopia-Regular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fr" fo:country="FR" style:font-name-asian="MS Mincho" style:font-size-asian="12pt" style:font-name-complex="Utopia-Regular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language="fr" fo:country="FR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fo:language="fr" fo:country="FR" officeooo:paragraph-rsid="0016b121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Courier" fo:font-size="10pt" fo:language="fr" fo:country="FR" style:font-name-asian="MS Mincho" style:font-size-asian="10pt" style:font-name-complex="Utopia-Regular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Courier" fo:font-size="10pt" fo:language="fr" fo:country="FR" officeooo:paragraph-rsid="00156a0a" style:font-name-asian="MS Mincho" style:font-size-asian="10pt" style:font-name-complex="Utopia-Regular" style:font-size-complex="10pt"/>
    </style:style>
    <style:style style:name="P21" style:family="paragraph" style:parent-style-name="Standard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LMMono10" fo:font-size="11pt" fo:language="fr" fo:country="FR" style:font-name-asian="MS Mincho" style:font-size-asian="11pt" style:font-size-complex="11pt"/>
    </style:style>
    <style:style style:name="P22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LMMono10" fo:font-size="11pt" fo:language="fr" fo:country="FR" style:font-name-asian="MS Mincho" style:font-size-asian="11pt" style:font-size-complex="11pt"/>
    </style:style>
    <style:style style:name="P23" style:family="paragraph" style:parent-style-name="Standard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fo:language="fr" fo:country="FR" style:font-name-asian="MS Mincho"/>
    </style:style>
    <style:style style:name="P24" style:family="paragraph" style:parent-style-name="Standard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Consolas" fo:font-size="11pt" fo:language="fr" fo:country="FR" style:font-name-asian="MS Mincho" style:font-size-asian="11pt" style:font-size-complex="11pt"/>
    </style:style>
    <style:style style:name="P25" style:family="paragraph" style:parent-style-name="Standard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Consolas" fo:font-size="11pt" fo:language="fr" fo:country="FR" officeooo:paragraph-rsid="00183c6e" style:font-name-asian="MS Mincho" style:font-size-asian="11pt" style:font-size-complex="11pt"/>
    </style:style>
    <style:style style:name="P26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Consolas" fo:font-size="11pt" fo:language="fr" fo:country="FR" style:font-name-asian="MS Mincho" style:font-size-asian="11pt" style:font-size-complex="11pt"/>
    </style:style>
    <style:style style:name="P27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0cm" style:auto-text-indent="false">
        <style:tab-stops>
          <style:tab-stop style:position="1.27cm"/>
        </style:tab-stops>
      </style:paragraph-properties>
    </style:style>
    <style:style style:name="P28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fr" fo:country="FR" style:font-name-asian="MS Mincho" style:font-size-asian="12pt" style:font-name-complex="Utopia-Regular" style:font-size-complex="12pt"/>
    </style:style>
    <style:style style:name="P29" style:family="paragraph" style:parent-style-name="Standard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" fo:font-size="12pt" fo:language="fr" fo:country="FR" style:font-name-asian="MS Mincho" style:font-size-asian="12pt" style:font-size-complex="12pt"/>
    </style:style>
    <style:style style:name="P30" style:family="paragraph" style:parent-style-name="Standard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" fo:font-size="11pt" fo:language="fr" fo:country="FR" style:font-name-asian="MS Mincho" style:font-size-asian="11pt" style:font-size-complex="11pt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0b4c39"/>
    </style:style>
    <style:style style:name="P32" style:family="paragraph" style:parent-style-name="Standard" style:list-style-name="L5">
      <style:paragraph-properties fo:text-align="start" style:justify-single-word="false"/>
    </style:style>
    <style:style style:name="P33" style:family="paragraph" style:parent-style-name="Standard" style:list-style-name="L6">
      <style:paragraph-properties fo:text-align="start" style:justify-single-word="false"/>
      <style:text-properties officeooo:paragraph-rsid="0016b121"/>
    </style:style>
    <style:style style:name="P34" style:family="paragraph" style:parent-style-name="Standard" style:list-style-name="L8">
      <style:paragraph-properties fo:text-align="start" style:justify-single-word="false"/>
    </style:style>
    <style:style style:name="P35" style:family="paragraph" style:parent-style-name="Standard" style:list-style-name="L10">
      <style:paragraph-properties fo:text-align="start" style:justify-single-word="false"/>
    </style:style>
    <style:style style:name="P36" style:family="paragraph" style:parent-style-name="Standard" style:list-style-name="L10">
      <style:paragraph-properties fo:text-align="start" style:justify-single-word="false"/>
      <style:text-properties officeooo:paragraph-rsid="0010c57c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Consolas" fo:font-size="11pt" fo:language="fr" fo:country="FR" style:font-size-asian="11pt" style:font-size-complex="11pt"/>
    </style:style>
    <style:style style:name="P38" style:family="paragraph" style:parent-style-name="Standard" style:list-style-name="L3">
      <style:paragraph-properties fo:text-align="start" style:justify-single-word="false"/>
      <style:text-properties style:font-name="Consolas" fo:font-size="11pt" fo:language="fr" fo:country="FR" officeooo:rsid="00183c6e" officeooo:paragraph-rsid="00183c6e" style:font-size-asian="11pt" style:font-size-complex="11pt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Consolas" fo:font-size="11pt" fo:language="fr" fo:country="FR" style:font-name-asian="MS Mincho" style:font-size-asian="11pt" style:font-size-complex="11pt"/>
    </style:style>
    <style:style style:name="P40" style:family="paragraph" style:parent-style-name="Standard" style:list-style-name="L4">
      <style:paragraph-properties fo:text-align="start" style:justify-single-word="false"/>
      <style:text-properties style:font-name-asian="MS Mincho"/>
    </style:style>
    <style:style style:name="P41" style:family="paragraph" style:parent-style-name="Standard" style:list-style-name="L5">
      <style:paragraph-properties fo:text-align="start" style:justify-single-word="false"/>
      <style:text-properties style:font-name="Times new roman" fo:font-size="12pt" fo:language="fr" fo:country="FR" style:font-name-asian="MS Mincho" style:font-size-asian="12pt" style:font-size-complex="12pt"/>
    </style:style>
    <style:style style:name="P42" style:family="paragraph" style:parent-style-name="Standard" style:list-style-name="L10">
      <style:paragraph-properties fo:text-align="start" style:justify-single-word="false"/>
      <style:text-properties style:font-name="Times new roman" fo:font-size="12pt" fo:language="fr" fo:country="FR" style:font-name-asian="MS Mincho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fo:language="fr" fo:country="FR" officeooo:rsid="00156a0a" officeooo:paragraph-rsid="0016b121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paragraph-rsid="0016b121" style:font-name-asian="MS Mincho" style:font-size-asian="12pt" style:font-name-complex="Utopia-Regular" style:font-size-complex="12pt"/>
    </style:style>
    <style:style style:name="P45" style:family="paragraph" style:parent-style-name="Standard" style:list-style-name="L7">
      <style:paragraph-properties fo:text-align="start" style:justify-single-word="false"/>
      <style:text-properties style:font-name="Times New Roman" fo:font-size="12pt" fo:language="fr" fo:country="FR" officeooo:rsid="0016b121" officeooo:paragraph-rsid="0016b121" style:font-name-asian="MS Mincho" style:font-size-asian="12pt" style:font-name-complex="Utopia-Regular" style:font-size-complex="12pt"/>
    </style:style>
    <style:style style:name="P46" style:family="paragraph" style:parent-style-name="Standard" style:list-style-name="L8">
      <style:paragraph-properties fo:text-align="start" style:justify-single-word="false"/>
      <style:text-properties officeooo:rsid="00156a0a" officeooo:paragraph-rsid="00156a0a"/>
    </style:style>
    <style:style style:name="P47" style:family="paragraph" style:parent-style-name="Standard" style:list-style-name="L1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48" style:family="paragraph" style:parent-style-name="Standard" style:list-style-name="L1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fo:language="fr" fo:country="FR" style:font-name-asian="MS Mincho"/>
    </style:style>
    <style:style style:name="P49" style:family="paragraph" style:parent-style-name="Standard" style:list-style-name="L1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style:font-size-asian="12pt" style:font-size-complex="12pt"/>
    </style:style>
    <style:style style:name="P50" style:family="paragraph" style:parent-style-name="Standard" style:list-style-name="L3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Consolas" fo:font-size="11pt" fo:language="fr" fo:country="FR" style:font-name-asian="MS Mincho" style:font-size-asian="11pt" style:font-size-complex="11pt"/>
    </style:style>
    <style:style style:name="P51" style:family="paragraph" style:parent-style-name="Standard" style:list-style-name="L5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Consolas" fo:font-size="11pt" fo:language="fr" fo:country="FR" style:font-name-asian="MS Mincho" style:font-size-asian="11pt" style:font-size-complex="11pt"/>
    </style:style>
    <style:style style:name="P52" style:family="paragraph" style:parent-style-name="Standard" style:list-style-name="L3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Consolas" fo:font-size="11pt" fo:language="fr" fo:country="FR" officeooo:rsid="00183c6e" officeooo:paragraph-rsid="00183c6e" style:font-name-asian="MS Mincho" style:font-size-asian="11pt" style:font-size-complex="11pt"/>
    </style:style>
    <style:style style:name="P53" style:family="paragraph" style:parent-style-name="Standard" style:list-style-name="L9">
      <style:paragraph-properties fo:margin-left="0cm" fo:margin-right="0cm" fo:margin-top="0.212cm" fo:margin-bottom="0cm" loext:contextual-spacing="false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" fo:language="fr" fo:country="FR" style:font-name-asian="MS Mincho"/>
    </style:style>
    <style:style style:name="P54" style:family="paragraph" style:parent-style-name="Standard" style:list-style-name="L2">
      <style:paragraph-properties fo:margin-top="0.212cm" fo:margin-bottom="0cm" loext:contextual-spacing="false" fo:text-align="start" style:justify-single-word="false">
        <style:tab-stops>
          <style:tab-stop style:position="1.27cm"/>
        </style:tab-stops>
      </style:paragraph-properties>
    </style:style>
    <style:style style:name="P55" style:family="paragraph" style:parent-style-name="Standard" style:list-style-name="L2">
      <style:paragraph-properties fo:margin-top="0.212cm" fo:margin-bottom="0cm" loext:contextual-spacing="false" fo:text-align="start" style:justify-single-word="false">
        <style:tab-stops>
          <style:tab-stop style:position="1.27cm"/>
        </style:tab-stops>
      </style:paragraph-properties>
      <style:text-properties officeooo:paragraph-rsid="000b4c39"/>
    </style:style>
    <style:style style:name="P56" style:family="paragraph" style:parent-style-name="Standard" style:list-style-name="L2">
      <style:paragraph-properties fo:margin-top="0.212cm" fo:margin-bottom="0cm" loext:contextual-spacing="false" fo:text-align="start" style:justify-single-word="false">
        <style:tab-stops>
          <style:tab-stop style:position="1.27cm"/>
        </style:tab-stops>
      </style:paragraph-properties>
      <style:text-properties officeooo:paragraph-rsid="000dd6a2"/>
    </style:style>
    <style:style style:name="P57" style:family="paragraph" style:parent-style-name="Standard" style:list-style-name="L2">
      <style:paragraph-properties fo:margin-top="0.212cm" fo:margin-bottom="0cm" loext:contextual-spacing="false" fo:text-align="start" style:justify-single-word="false">
        <style:tab-stops>
          <style:tab-stop style:position="1.27cm"/>
        </style:tab-stops>
      </style:paragraph-properties>
      <style:text-properties style:font-name="Times new roman" fo:font-size="12pt" style:font-size-asian="12pt" style:font-size-complex="12pt"/>
    </style:style>
    <style:style style:name="P58" style:family="paragraph" style:parent-style-name="Standard" style:list-style-name="L2">
      <style:paragraph-properties fo:margin-top="0.212cm" fo:margin-bottom="0cm" loext:contextual-spacing="false" fo:text-align="start" style:justify-single-word="false">
        <style:tab-stops>
          <style:tab-stop style:position="1.27cm"/>
        </style:tab-stops>
      </style:paragraph-properties>
      <style:text-properties fo:language="fr" fo:country="FR" officeooo:paragraph-rsid="000dd6a2" style:font-name-asian="MS Mincho"/>
    </style:style>
    <style:style style:name="P59" style:family="paragraph" style:parent-style-name="Heading_20_2">
      <style:text-properties fo:language="fr" fo:country="FR"/>
    </style:style>
    <style:style style:name="P60" style:family="paragraph" style:parent-style-name="Heading_20_2">
      <style:text-properties style:font-name="Comic Sans MS" fo:language="fr" fo:country="FR" style:font-name-asian="MS Mincho"/>
    </style:style>
    <style:style style:name="P61" style:family="paragraph" style:parent-style-name="Title" style:master-page-name="Standard">
      <style:paragraph-properties fo:margin-top="0.212cm" fo:margin-bottom="0cm" loext:contextual-spacing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-asian="MS Mincho"/>
    </style:style>
    <style:style style:name="T2" style:family="text">
      <style:text-properties officeooo:rsid="0016b121" style:font-name-asian="MS Mincho"/>
    </style:style>
    <style:style style:name="T3" style:family="text">
      <style:text-properties style:font-name="Courier New1" fo:language="fr" fo:country="FR" style:font-name-asian="MS Mincho"/>
    </style:style>
    <style:style style:name="T4" style:family="text">
      <style:text-properties fo:language="fr" fo:country="FR" style:font-name-asian="MS Mincho"/>
    </style:style>
    <style:style style:name="T5" style:family="text">
      <style:text-properties fo:language="fr" fo:country="FR" style:text-underline-style="none" style:font-name-asian="MS Mincho"/>
    </style:style>
    <style:style style:name="T6" style:family="text">
      <style:text-properties fo:language="fr" fo:country="FR" fo:font-weight="normal" officeooo:rsid="000dd6a2" style:font-name-asian="MS Mincho" style:font-weight-asian="normal" style:font-weight-complex="normal"/>
    </style:style>
    <style:style style:name="T7" style:family="text">
      <style:text-properties style:font-name="Consolas"/>
    </style:style>
    <style:style style:name="T8" style:family="text">
      <style:text-properties style:font-name="Consolas" fo:font-size="11pt" style:font-size-asian="11pt" style:font-size-complex="11pt"/>
    </style:style>
    <style:style style:name="T9" style:family="text">
      <style:text-properties style:font-name="Consolas" fo:font-size="11pt" fo:language="fr" fo:country="FR" style:font-name-asian="MS Mincho" style:font-size-asian="11pt" style:font-size-complex="11pt"/>
    </style:style>
    <style:style style:name="T10" style:family="text">
      <style:text-properties style:font-name="Consolas" fo:font-size="11pt" fo:language="fr" fo:country="FR" officeooo:rsid="00104b91" style:font-name-asian="MS Mincho" style:font-size-asian="11pt" style:font-size-complex="11pt"/>
    </style:style>
    <style:style style:name="T11" style:family="text">
      <style:text-properties style:font-name="Consolas" fo:font-size="11pt" fo:language="fr" fo:country="FR" officeooo:rsid="0010c57c" style:font-name-asian="MS Mincho" style:font-size-asian="11pt" style:font-size-complex="11pt"/>
    </style:style>
    <style:style style:name="T12" style:family="text">
      <style:text-properties style:font-name="Consolas" fo:font-size="11pt" fo:language="fr" fo:country="FR" style:font-name-asian="MS Mincho" style:font-size-asian="11pt" style:font-name-complex="Utopia-Regular" style:font-size-complex="11pt"/>
    </style:style>
    <style:style style:name="T13" style:family="text">
      <style:text-properties style:font-name="Consolas" fo:font-size="11pt" fo:language="fr" fo:country="FR" officeooo:rsid="0016b121" style:font-name-asian="MS Mincho" style:font-size-asian="11pt" style:font-name-complex="Utopia-Regular" style:font-size-complex="11pt"/>
    </style:style>
    <style:style style:name="T14" style:family="text">
      <style:text-properties style:font-name="Consolas" officeooo:rsid="00104b91"/>
    </style:style>
    <style:style style:name="T15" style:family="text">
      <style:text-properties style:font-name="Consolas" officeooo:rsid="0010c57c"/>
    </style:style>
    <style:style style:name="T16" style:family="text">
      <style:text-properties style:font-name="Times"/>
    </style:style>
    <style:style style:name="T17" style:family="text">
      <style:text-properties style:font-name="Times" fo:language="fr" fo:country="FR" style:font-name-asian="MS Mincho"/>
    </style:style>
    <style:style style:name="T18" style:family="text">
      <style:text-properties style:font-name="Times" fo:language="fr" fo:country="FR" officeooo:rsid="000b4c39" style:font-name-asian="MS Mincho"/>
    </style:style>
    <style:style style:name="T19" style:family="text">
      <style:text-properties fo:font-size="12pt" fo:language="fr" fo:country="FR" style:font-size-asian="12pt" style:font-size-complex="12pt"/>
    </style:style>
    <style:style style:name="T20" style:family="text">
      <style:text-properties fo:font-size="12pt" fo:language="fr" fo:country="FR" officeooo:rsid="0013da82" style:font-size-asian="12pt" style:font-size-complex="12pt"/>
    </style:style>
    <style:style style:name="T21" style:family="text">
      <style:text-properties fo:font-size="12pt" fo:language="fr" fo:country="FR" officeooo:rsid="00156a0a" style:font-size-asian="12pt" style:font-size-complex="12pt"/>
    </style:style>
    <style:style style:name="T22" style:family="text">
      <style:text-properties fo:font-size="12pt" fo:language="fr" fo:country="FR" officeooo:rsid="00183c6e" style:font-size-asian="12pt" style:font-size-complex="12pt"/>
    </style:style>
    <style:style style:name="T23" style:family="text">
      <style:text-properties fo:font-size="12pt" fo:language="fr" fo:country="FR" fo:font-weight="bold" officeooo:rsid="00156a0a" style:font-size-asian="12pt" style:font-weight-asian="bold" style:font-size-complex="12pt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style:font-name="Times new roman" fo:language="fr" fo:country="FR" style:text-underline-style="none" style:font-name-asian="MS Mincho"/>
    </style:style>
    <style:style style:name="T26" style:family="text">
      <style:text-properties style:font-name="Times new roman" fo:language="fr" fo:country="FR" fo:font-weight="normal" style:font-name-asian="MS Mincho" style:font-weight-asian="normal" style:font-weight-complex="normal"/>
    </style:style>
    <style:style style:name="T27" style:family="text">
      <style:text-properties style:font-name="Times new roman" fo:language="fr" fo:country="FR" fo:font-weight="normal" officeooo:rsid="000dd6a2" style:font-name-asian="MS Mincho" style:font-weight-asian="normal" style:font-weight-complex="normal"/>
    </style:style>
    <style:style style:name="T28" style:family="text">
      <style:text-properties style:font-name="Times new roman" fo:font-size="12pt" style:font-size-asian="12pt" style:font-size-complex="12pt"/>
    </style:style>
    <style:style style:name="T29" style:family="text">
      <style:text-properties style:font-name="Times new roman" fo:font-size="12pt" officeooo:rsid="000b4c39" style:font-size-asian="12pt" style:font-size-complex="12pt"/>
    </style:style>
    <style:style style:name="T30" style:family="text">
      <style:text-properties style:font-name="Times new roman" fo:font-size="12pt" fo:language="fr" fo:country="FR" style:font-name-asian="MS Mincho" style:font-size-asian="12pt" style:font-size-complex="12pt"/>
    </style:style>
    <style:style style:name="T31" style:family="text">
      <style:text-properties style:font-name="Times new roman" fo:font-size="12pt" fo:language="fr" fo:country="FR" officeooo:rsid="0010c57c" style:font-name-asian="MS Mincho" style:font-size-asian="12pt" style:font-size-complex="12pt"/>
    </style:style>
    <style:style style:name="T32" style:family="text">
      <style:text-properties style:font-name="Times new roman" fo:font-size="12pt" fo:language="fr" fo:country="FR" style:font-name-asian="MS Mincho" style:font-size-asian="12pt" style:font-name-complex="Utopia-Regular" style:font-size-complex="12pt"/>
    </style:style>
    <style:style style:name="T33" style:family="text">
      <style:text-properties style:font-name="Times new roman" fo:font-size="12pt" fo:language="fr" fo:country="FR" officeooo:rsid="0016b121" style:font-name-asian="MS Mincho" style:font-size-asian="12pt" style:font-name-complex="Utopia-Regular" style:font-size-complex="12pt"/>
    </style:style>
    <style:style style:name="T34" style:family="text">
      <style:text-properties style:font-name="Times new roman" fo:font-size="12pt" fo:language="fr" fo:country="FR" style:font-name-asian="Utopia-Regular" style:font-size-asian="12pt" style:font-name-complex="Utopia-Regular" style:font-size-complex="12pt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0dd6a2" style:font-weight-asian="normal" style:font-weight-complex="normal"/>
    </style:style>
    <style:style style:name="T37" style:family="text">
      <style:text-properties style:font-name="Consolas1" fo:font-size="11pt" style:font-size-asian="11pt" style:font-size-complex="11pt"/>
    </style:style>
    <style:style style:name="T38" style:family="text">
      <style:text-properties style:font-name="Consolas1" fo:font-size="11pt" fo:language="fr" fo:country="FR" style:font-name-asian="Utopia-Regular" style:font-size-asian="11pt" style:font-name-complex="Utopia-Regular" style:font-size-complex="11pt"/>
    </style:style>
    <style:style style:name="T39" style:family="text">
      <style:text-properties style:font-name="Consolas1" fo:font-size="11pt" fo:language="fr" fo:country="FR" style:font-name-asian="MS Mincho" style:font-size-asian="11pt" style:font-name-complex="Utopia-Regular" style:font-size-complex="11pt"/>
    </style:style>
    <style:style style:name="T40" style:family="text">
      <style:text-properties style:font-name="Courier" fo:font-size="10pt" style:font-name-asian="MS Mincho" style:font-size-asian="10pt" style:font-size-complex="10pt"/>
    </style:style>
    <style:style style:name="T41" style:family="text">
      <style:text-properties style:font-name="Courier" fo:font-size="10pt" officeooo:rsid="00156a0a" style:font-name-asian="MS Mincho" style:font-size-asian="10pt" style:font-size-complex="10pt"/>
    </style:style>
    <style:style style:name="T42" style:family="text">
      <style:text-properties style:font-name="Courier" fo:font-size="10pt" officeooo:rsid="00126903" style:font-name-asian="MS Mincho" style:font-size-asian="10pt" style:font-size-complex="10pt"/>
    </style:style>
    <style:style style:name="T43" style:family="text">
      <style:text-properties style:font-name="Courier" fo:font-size="10pt" fo:language="fr" fo:country="FR" style:font-name-asian="Utopia-Regular" style:font-size-asian="10pt" style:font-name-complex="Utopia-Regular" style:font-size-complex="10pt"/>
    </style:style>
    <style:style style:name="T44" style:family="text">
      <style:text-properties officeooo:rsid="000b4c39"/>
    </style:style>
    <style:style style:name="T45" style:family="text">
      <style:text-properties fo:color="#ff420e"/>
    </style:style>
    <style:style style:name="T46" style:family="text">
      <style:text-properties fo:color="#ff420e" style:font-name="Consolas" fo:font-size="11pt" style:font-size-asian="11pt" style:font-size-complex="11pt"/>
    </style:style>
    <style:style style:name="T47" style:family="text">
      <style:text-properties officeooo:rsid="000e9a1f"/>
    </style:style>
    <style:style style:name="T48" style:family="text">
      <style:text-properties officeooo:rsid="00100b5e"/>
    </style:style>
    <style:style style:name="T49" style:family="text">
      <style:text-properties officeooo:rsid="00104b91"/>
    </style:style>
    <style:style style:name="T50" style:family="text">
      <style:text-properties officeooo:rsid="0010c57c"/>
    </style:style>
    <style:style style:name="T51" style:family="text">
      <style:text-properties officeooo:rsid="00126903"/>
    </style:style>
    <style:style style:name="T52" style:family="text">
      <style:text-properties officeooo:rsid="0013da82"/>
    </style:style>
    <style:style style:name="T53" style:family="text">
      <style:text-properties officeooo:rsid="00156a0a"/>
    </style:style>
    <style:style style:name="T54" style:family="text">
      <style:text-properties fo:font-weight="bold" officeooo:rsid="00156a0a" style:font-weight-asian="bold" style:font-weight-complex="bold"/>
    </style:style>
    <style:style style:name="T55" style:family="text">
      <style:text-properties fo:font-weight="bold" officeooo:rsid="0016b121" style:font-name-asian="MS Mincho" style:font-weight-asian="bold" style:font-weight-complex="bold"/>
    </style:style>
    <style:style style:name="T56" style:family="text">
      <style:text-properties officeooo:rsid="00183c6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image text:level="1" xlink:href="Pictures/10000391000001CE0000016019609AD64B5CBAE3.svg" xlink:type="simple" xlink:show="embed" xlink:actuate="onLoad">
        <style:list-level-properties text:list-level-position-and-space-mode="label-alignment" style:vertical-pos="middle" style:vertical-rel="line" fo:width="0.462cm" fo:height="0.35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image text:level="1" xlink:href="Pictures/10000391000001CE0000016019609AD64B5CBAE3.svg" xlink:type="simple" xlink:show="embed" xlink:actuate="onLoad">
        <style:list-level-properties text:list-level-position-and-space-mode="label-alignment" style:vertical-pos="middle" style:vertical-rel="line" fo:width="0.462cm" fo:height="0.35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TP <text:s/>n° 1 : Preuves, invariants et tests </text:p>
      <text:h text:style-name="P59" text:outline-level="2"/>
      <text:h text:style-name="P60" text:outline-level="2">Exercice 1 : Tris quadratiques</text:h>
      <text:list xml:id="list8328093558363719764" text:style-name="L1">
        <text:list-header>
          <text:p text:style-name="P47"><text:span text:style-name="T4">Pour </text:span><text:span text:style-name="T3">N&gt;0</text:span><text:span text:style-name="T4">, T est un N_uplet d'entiers.</text:span></text:p>
        </text:list-header>
        <text:list-item>
          <text:p text:style-name="P48"><text:s/>On s'intéresse aux 3 tris suivants : </text:p>
        </text:list-item>
      </text:list>
      <text:list xml:id="list3408106479667322454" text:style-name="L2">
        <text:list-item>
          <text:p text:style-name="P54"><text:span text:style-name="T25">Tri sélection : </text:span><text:a xlink:type="simple" xlink:href="https://www.youtube.com/watch?v=qpeeRU_K90k" text:style-name="Internet_20_link" text:visited-style-name="Visited_20_Internet_20_Link">animation</text:a></text:p>
          <text:list>
            <text:list-header>
              <text:p text:style-name="P57"><text:s text:c="5"/>On cherche le minimum dans la liste.</text:p>
            </text:list-header>
          </text:list>
        </text:list-item>
      </text:list>
      <text:p text:style-name="P6"><text:tab/><text:tab/><text:tab/>On échange ce minimum avec le premier élément de la liste.</text:p>
      <text:p text:style-name="P6"><text:tab/><text:tab/><text:tab/>On recommence avec la liste restante, jusqu'à épuisement</text:p>
      <text:list xml:id="list123850394570671" text:continue-numbering="true" text:style-name="L2">
        <text:list-item>
          <text:p text:style-name="P54"><text:span text:style-name="T4">Tri bulle : </text:span><text:a xlink:type="simple" xlink:href="https://www.youtube.com/watch?v=t8HCmdoxAlk" text:style-name="Internet_20_link" text:visited-style-name="Visited_20_Internet_20_Link"><text:span text:style-name="T5">animation</text:span></text:a></text:p>
        </text:list-item>
      </text:list>
      <text:list xml:id="list123850470269705" text:continue-list="list832809355836371976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9"><text:span text:style-name="T4">On parcourt la liste en échangeant </text:span>deux éléments consécutifs s'ils sont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tab/><text:tab/><text:tab/>dans le mauvais ordre. Le plus grand élément de la liste est ainsi</text:p>
      <text:p text:style-name="P6"><text:tab/><text:tab/><text:tab/>repoussé à la fin, qui est sa place définitive.</text:p>
      <text:p text:style-name="P6"><text:tab/><text:tab/><text:tab/>On recommence à partir du début, avec les n‒1 premiers éléments et</text:p>
      <text:p text:style-name="P6"><text:tab/><text:tab/><text:tab/>ainsi de suite</text:p>
      <text:list xml:id="list123851490275427" text:continue-list="list123850394570671" text:style-name="L2">
        <text:list-item>
          <text:p text:style-name="P55"><text:span text:style-name="T4">Tri insertion :</text:span><text:span text:style-name="T5"> </text:span><text:a xlink:type="simple" xlink:href="https://upload.wikimedia.org/wikipedia/commons/0/0f/Insertion-sort-example-300px.gif" text:style-name="Internet_20_link" text:visited-style-name="Visited_20_Internet_20_Link">a</text:a><text:a xlink:type="simple" xlink:href="https://upload.wikimedia.org/wikipedia/commons/0/0f/Insertion-sort-example-300px.gif" text:style-name="Internet_20_link" text:visited-style-name="Visited_20_Internet_20_Link">nimation</text:a><text:span text:style-name="T5"> <text:s text:c="2"/>(tri du jeu de cartes)</text:span></text:p>
          <text:p text:style-name="P58"><text:s text:c="10"/><text:span text:style-name="T35"><text:s/></text:span><text:span text:style-name="T36">On parcourt la liste et on insère l'élément courant dans la partie déjà triée à gauche,le reste de la liste n'est pas modifié.</text:span></text:p>
          <text:p text:style-name="P56"><text:span text:style-name="T6">Pour commencer, l</text:span><text:span text:style-name="T26">e premier élément est bien placé car T[0 :1] n</text:span><text:span text:style-name="T27">'a qu'un seul élément donc déjà</text:span><text:span text:style-name="T26"> trié</text:span></text:p>
        </text:list-item>
      </text:list>
      <text:p text:style-name="P23">L'implémentation de chacun de ces 3 algorithmes utilise 2 boucles imbriquées. Préciser pour chacun d'entre eux l'invariant de la boucle principale et l'utiliser pour écrire les 3 fonctions correspondantes : <text:s/><text:span text:style-name="T8">tri_selection(L), tri_insertion(L), tri_bulle(L). </text:span><text:span text:style-name="T29">Chacune de ces trois fonctions renvoie </text:span><text:span text:style-name="T28">une liste triée.</text:span></text:p>
      <text:list xml:id="list123851548819934" text:continue-list="list123850470269705" text:style-name="L1">
        <text:list-header>
          <text:p text:style-name="P48"/>
        </text:list-header>
        <text:list-item>
          <text:p text:style-name="P31"><text:span text:style-name="T4">Tests : </text:span><text:span text:style-name="T17">faciles en python grâce à la fonction </text:span><text:span text:style-name="T9">sorted()</text:span><text:span text:style-name="T18">qui renvoie une liste triée en conservant la liste initiale. </text:span></text:p>
          <text:p text:style-name="P31"><text:span text:style-name="T18">L</text:span><text:span text:style-name="T17">a fonction </text:span><text:span text:style-name="T9">test_tri </text:span><text:span text:style-name="T17">suivante prend en paramètre le nom de la fonction de tri à tester </text:span><text:span text:style-name="T9">tri_a_tester</text:span><text:span text:style-name="T17"> et produit un affichage en cas de problème : <text:s/></text:span></text:p>
        </text:list-item>
      </text:list>
      <text:list xml:id="list5886324377891287255" text:style-name="L3">
        <text:list-header>
          <text:p text:style-name="P50">def test_tri( tri_a_tester ):</text:p>
          <text:list>
            <text:list-header>
              <text:p text:style-name="P52">pb=False</text:p>
              <text:p text:style-name="P37">for i in range(100) :</text:p>
            </text:list-header>
          </text:list>
          <text:p text:style-name="P37"><text:tab/>nb=randrange(1,10)</text:p>
          <text:p text:style-name="P37"><text:tab/>#génération d'une liste aléatoire de nb nombres</text:p>
          <text:p text:style-name="P37"><text:tab/>L=[randrange(0,<text:span text:style-name="T44">1</text:span>9) for p in range(0,nb)] </text:p>
          <text:p text:style-name="P37"><text:tab/>L1=sorted(L) #liste triée avec la fonction built in</text:p>
          <text:p text:style-name="P37"><text:tab/>L2=tri_a_tester(L) #liste triée avec la fonction à tester</text:p>
          <text:p text:style-name="P37"><text:tab/>if L1!=L2 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">pb=True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39"><text:tab/><text:tab/>print('Pb :')</text:p>
          <text:p text:style-name="P50"><text:s text:c="6"/><text:tab/>print(L)</text:p>
          <text:p text:style-name="P50"><text:s text:c="6"/><text:tab/>print(L2)</text:p>
        </text:list-header>
      </text:list>
      <text:p text:style-name="P25"><text:tab/> <text:s text:c="2"/><text:span text:style-name="T56">if pb==False :</text:span></text:p>
      <text:p text:style-name="P25"><text:tab/><text:tab/><text:span text:style-name="T56">print( ''Ok'')</text:span></text:p>
      <text:p text:style-name="P25"><text:soft-page-break/><text:s/><text:tab/></text:p>
      <text:p text:style-name="P24"><text:tab/>#appel de la fonction test_tri <text:span text:style-name="T44">pour le tri_insertion</text:span></text:p>
      <text:p text:style-name="P21"><text:span text:style-name="T7"><text:tab/>test_tri(tri_insertion) </text:span><text:s text:c="5"/><text:span text:style-name="T16"><text:s/></text:span></text:p>
      <text:p text:style-name="P30"/>
      <text:p text:style-name="P29"><text:span text:style-name="T45">Attention : Pour fonctionner la fonction <text:s/></text:span><text:span text:style-name="T46">tri_a_tester </text:span><text:span text:style-name="T45">doit prendre pour seul argument la liste à trier !</text:span></text:p>
      <text:p text:style-name="P3"/>
      <text:p text:style-name="P3"/>
      <text:p text:style-name="P4">Exercice 2 : Le drapeau hollandais (<text:span text:style-name="T24">Edsger Dijkstra)</text:span></text:p>
      <text:p text:style-name="P4"/>
      <text:p text:style-name="P17">Le problème consiste à réorganiser une collection d'éléments identifiés par leur couleur, sachant que trois couleurs seulement sont possibles (par exemple, rouge, blanc, bleu, si on considère le drapeau des Pays-Bas).</text:p>
      <text:p text:style-name="P27"><text:span text:style-name="T4">C'est un problème de tri qui peut être résolu grâce à un seul parcours du tableau. </text:span><text:span text:style-name="T1">Le principe est le suivant : </text:span></text:p>
      <text:p text:style-name="P13"><text:tab/>On part des deux extrémités. On s’intéresse à la case courante du tableau T, dont on teste la <text:tab/>couleur, et selon le résultat on procède à des échanges, de sorte qu'on ait à chaque étape à gauche <text:tab/>une zone de bleus, puis une zone de blancs, puis une zone inconnue et enfin, à droite une zone de <text:tab/>rouges. On va utiliser 3 variables :</text:p>
      <text:list xml:id="list8071450509197792212" text:style-name="L4">
        <text:list-item>
          <text:p text:style-name="P40">b (blue) : indice de la première case après la zone bleue connue,</text:p>
        </text:list-item>
        <text:list-item>
          <text:p text:style-name="P40">w (white) : indice de la première case après la zone blanche connue,</text:p>
        </text:list-item>
        <text:list-item>
          <text:p text:style-name="P40">r (red) : indice de la première case avant la zone rouge connue. </text:p>
        </text:list-item>
      </text:list>
      <text:p text:style-name="P13"><text:tab/>A chaque étape, on réduit la zone inconnue comprise entre les bornes w et r par test de la couleur <text:tab/>de la case w. </text:p>
      <text:p text:style-name="P13"/>
      <text:list xml:id="list1462844211727221437" text:style-name="L5">
        <text:list-item>
          <text:p text:style-name="P32">Spécifier en triplet de Hoare</text:p>
        </text:list-item>
        <text:list-item>
          <text:p text:style-name="P32">Déterminer l'invariant de boucle</text:p>
        </text:list-item>
        <text:list-item>
          <text:p text:style-name="P32">Écrire la fonction <text:s/><text:span text:style-name="T9">drapeau_hollandais(t)</text:span></text:p>
        </text:list-item>
        <text:list-item>
          <text:p text:style-name="P41">Justifier la bonne terminaison de l'algorithme</text:p>
        </text:list-item>
        <text:list-item>
          <text:p text:style-name="P32"><text:span text:style-name="T1">Tester avec une fonction <text:s/></text:span><text:span text:style-name="T9">test_drapeau_hollandais </text:span><text:span text:style-name="T30">adaptée de</text:span><text:span text:style-name="T9"> test_tri.</text:span></text:p>
        </text:list-item>
      </text:list>
      <text:p text:style-name="P14"/>
      <text:p text:style-name="P14"/>
      <text:p text:style-name="P14"/>
      <text:p text:style-name="P14"/>
      <text:p text:style-name="P4">Exercice 3 : partition d'un tableau</text:p>
      <text:p text:style-name="P4"/>
      <text:p text:style-name="P9"><text:span text:style-name="T19">Étant donné une liste de réels T, on considère le slice</text:span><text:span text:style-name="T19"><text:note text:id="ftn1" text:note-class="footnote"><text:note-citation>1</text:note-citation><text:note-body><text:p text:style-name="Footnote"><text:s/>Le slice t[a,b] est la sous-liste de t pour les indices allant de a à b-1 </text:p></text:note-body></text:note></text:span><text:span text:style-name="T19"> T[deb :fin+1] et prend pour pivot la première valeur du slice : pivot= T[deb] .</text:span></text:p>
      <text:p text:style-name="P9"><text:span text:style-name="T19">Partitionner le tableau </text:span>consiste à placer le pivot à sa place définitive dans le tableau, en permutant tous les éléments de telle sorte que tous ceux qui sont inférieurs au pivot soient à sa gauche et que tous ceux qui sont supérieurs au pivot soient à sa droite.</text:p>
      <text:p text:style-name="P9"/>
      <text:p text:style-name="P15">On veut écrire une fonction <text:s/><text:span text:style-name="T37">partition(t,deb,fin)</text:span> qui satisfait à la spécification suivante :</text:p>
      <text:p text:style-name="P15"/>
      <text:p text:style-name="P15"><text:span text:style-name="T1"><text:tab/></text:span><text:span text:style-name="T40">#E: T[deb : fin+1] </text:span><text:span text:style-name="T41">ET </text:span><text:span text:style-name="T40">0&lt;=deb&lt;=fin&lt;len(</text:span><text:span text:style-name="T42">T</text:span><text:span text:style-name="T40">) </text:span></text:p>
      <text:p text:style-name="P20"><text:tab/>#S: t partitionné: on place en début de t les valeurs <text:span text:style-name="T52">strictement </text:span>inférieures <text:s text:c="7"/><text:tab/><text:span text:style-name="T52"># <text:s text:c="2"/></text:span>au pivot <text:span text:style-name="T53">T[deb] puis le pivot T[deb] puis des valeurs supérieures ou <text:tab/></text:span></text:p>
      <text:p text:style-name="P20"><text:span text:style-name="T53"><text:tab/># <text:s text:c="2"/>égales au pivot.</text:span> </text:p>
      <text:p text:style-name="P20"><text:tab/># <text:s text:c="2"/>on renvoie l'indice de la <text:span text:style-name="T47">PREMIERE</text:span> occurrence du pivot dans t </text:p>
      <text:p text:style-name="P9"/>
      <text:p text:style-name="P9"/>
      <text:p text:style-name="P9"><text:soft-page-break/></text:p>
      <text:p text:style-name="P9"/>
      <text:p text:style-name="P9"/>
      <text:p text:style-name="P11"/>
      <text:p text:style-name="P12"><text:span text:style-name="T54">Méthode 1</text:span><text:span text:style-name="T53"> : O</text:span><text:span text:style-name="T19">n utilise le principe </text:span><text:span text:style-name="T20">du</text:span><text:span text:style-name="T19"> drapeau hollandais </text:span><text:span text:style-name="T20">en rangeant les nombres en 3 catégories : inférieurs stricts au pivot, égaux au pivot , strictement supérieurs au pivot. </text:span></text:p>
      <text:p text:style-name="P18"><text:s text:c="4"/></text:p>
      <text:p text:style-name="P10"/>
      <text:p text:style-name="P10"><text:span text:style-name="T23">Méthode 2 </text:span><text:span text:style-name="T21">: </text:span></text:p>
      <text:p text:style-name="P43"/>
      <text:list xml:id="list5070915130237746680" text:style-name="L6">
        <text:list-item>
          <text:p text:style-name="P33"><text:span text:style-name="T22">O</text:span><text:span text:style-name="T1">n </text:span><text:span text:style-name="T2">range d'abord le slice t[deb+1,fin+1] en plaçant à gauche les valeurs </text:span><text:span text:style-name="T55">strictement</text:span><text:span text:style-name="T2"> inférieures au pivot <text:s/>puis les valeurs supérieures </text:span><text:span text:style-name="T55">ou égales</text:span><text:span text:style-name="T2"> au pivot</text:span><text:span text:style-name="T1">. On utilise 2 variables :</text:span></text:p>
        </text:list-item>
      </text:list>
      <text:list xml:id="list123851330523498" text:continue-list="list8071450509197792212" text:style-name="L4">
        <text:list-item>
          <text:p text:style-name="P40">d : indice de la première case après la zone <text:span text:style-name="T51">connue de valeurs &lt;= au </text:span>pivot,</text:p>
        </text:list-item>
        <text:list-item>
          <text:p text:style-name="P40">f : indice de la première case avant la zone <text:span text:style-name="T51">connue de valeurs </text:span>&gt; pivot. </text:p>
        </text:list-item>
      </text:list>
      <text:p text:style-name="P44"><text:tab/>A chaque étape, on réduit la zone inconnue comprise entre les bornes d et f par comparaison avec le pivot.</text:p>
      <text:list xml:id="list7100774904050335176" text:style-name="L7">
        <text:list-item>
          <text:p text:style-name="P45">Pour terminer, on place le pivot à sa place définitive (échange entre t[deb] et une autre case) </text:p>
        </text:list-item>
      </text:list>
      <text:p text:style-name="P44"/>
      <text:p text:style-name="P44"><text:s/></text:p>
      <text:p text:style-name="P7">Pour les 2 méthodes :</text:p>
      <text:p text:style-name="P8"/>
      <text:list xml:id="list2671199738357811607" text:style-name="L8">
        <text:list-item>
          <text:p text:style-name="P34">Déterminer l'invariant de boucle</text:p>
        </text:list-item>
        <text:list-item>
          <text:p text:style-name="P34"><text:span text:style-name="T34">Écrire la fonction </text:span><text:span text:style-name="T43"><text:s/></text:span><text:span text:style-name="T38">partition(t,deb,fin)</text:span></text:p>
        </text:list-item>
        <text:list-item>
          <text:p text:style-name="P46"><text:span text:style-name="T32">Tester avec une fonction</text:span><text:span text:style-name="T39"> </text:span><text:span text:style-name="T12">test_partition </text:span><text:span text:style-name="T13">(</text:span><text:span text:style-name="T32">adapt</text:span><text:span text:style-name="T33">er la fonction </text:span><text:span text:style-name="T12">test_tri</text:span><text:span text:style-name="T13">)</text:span><text:span text:style-name="T12">.</text:span><text:span text:style-name="T38"> </text:span></text:p>
        </text:list-item>
      </text:list>
      <text:p text:style-name="P19"/>
      <text:p text:style-name="P19"/>
      <text:p text:style-name="P19"/>
      <text:p text:style-name="P5">Exercice 4 : fusion de deux tableaux</text:p>
      <text:p text:style-name="P19"/>
      <text:p text:style-name="P16">On dispose d<text:span text:style-name="T48">'une liste </text:span>L <text:span text:style-name="T48">telle que </text:span><text:s/><text:span text:style-name="T48">les 2 slices L[ a:b+1] </text:span>et L<text:span text:style-name="T48">[b:c+1] contiennent chacun des valeurs croissantes . O</text:span>n veut <text:span text:style-name="T49">modifier L de telle sorte qu'en sortie le slice L[a:c+1] contiennent rangées dans l'ordre croissant </text:span>toutes les occurrences des valeurs <text:span text:style-name="T49">initialement </text:span>présentes dans L<text:span text:style-name="T49">[a,c+1]</text:span> : </text:p>
      <text:list xml:id="list2950010908395551503" text:style-name="L9">
        <text:list-item>
          <text:p text:style-name="P53">Exemples :</text:p>
        </text:list-item>
      </text:list>
      <text:p text:style-name="P22"><text:tab/><text:tab/><text:span text:style-name="T7">fusion([0,1,3,5,5,6,1,1,3,4],</text:span><text:span text:style-name="T14">0,</text:span><text:span text:style-name="T15">5</text:span><text:span text:style-name="T14">,9</text:span><text:span text:style-name="T7">)=[0,1,1,1,3,3,4,5,5,6]</text:span></text:p>
      <text:p text:style-name="P26"><text:tab/><text:tab/>fusion([0,1,2,6],<text:span text:style-name="T49">0,1,2</text:span>)=[0,1,2,6]</text:p>
      <text:p text:style-name="P26"><text:tab/><text:tab/>fusion([5,6,6,1],<text:span text:style-name="T49">0,2,3</text:span>)=[1,5,6,6]</text:p>
      <text:p text:style-name="P26"><text:tab/><text:tab/><text:span text:style-name="T50">fusion([1],0,0,0)=[1]</text:span></text:p>
      <text:p text:style-name="P26"><text:s/></text:p>
      <text:p text:style-name="P13"/>
      <text:list xml:id="list6418151374561465978" text:style-name="L10">
        <text:list-item>
          <text:p text:style-name="P35">Spécifier en triplet de Hoare.</text:p>
        </text:list-item>
        <text:list-item>
          <text:p text:style-name="P35"><text:span text:style-name="T50">On utilise un tableau auxiliaire que l'on remplit en parcourant les deux slices séquentiellement. On pioche le nombre le plus petit et on le stocke dans le tableau auxiliaire... </text:span>Déterminer l'invariant de boucle.</text:p>
        </text:list-item>
        <text:list-item>
          <text:p text:style-name="P35">Écrire la fonction <text:s/><text:span text:style-name="T9">fusion(L,</text:span><text:span text:style-name="T10">a,b,c</text:span><text:span text:style-name="T9">)</text:span></text:p>
        </text:list-item>
        <text:list-item>
          <text:p text:style-name="P42">Justifier la bonne terminaison de l'algorithme.</text:p>
        </text:list-item>
        <text:list-item>
          <text:p text:style-name="P36"><text:span text:style-name="T30">Tester </text:span><text:span text:style-name="T31">en créant une fonction </text:span><text:span text:style-name="T11">test_fusion (</text:span><text:span text:style-name="T31">adapter la</text:span><text:span text:style-name="T30"> fonction</text:span><text:span text:style-name="T9"> test_tri</text:span><text:span text:style-name="T11">).</text:span></text:p>
        </text:list-item>
      </text:list>
      <text:list xml:id="list123850033479287" text:continue-list="list1462844211727221437" text:style-name="L5">
        <text:list-header>
          <text:p text:style-name="P51"/>
        </text:list-header>
      </text:list>
      <text:p text:style-name="P26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Utopia-Regular" svg:font-family="Utopia-Regular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NewRoman" svg:font-family="TimesNewRoman" style:font-family-generic="roman"/>
    <style:font-face style:name="Comic Sans Ms" svg:font-family="'Comic Sans Ms'" style:font-family-generic="script"/>
    <style:font-face style:name="LMMono10" svg:font-family="LMMono10" style:font-pitch="fixed"/>
    <style:font-face style:name="Consolas" svg:font-family="Consolas" style:font-family-generic="modern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Zapf Dingbats" svg:font-family="'Zapf Dingbats', ZapfDingbats" style:font-pitch="variable"/>
    <style:font-face style:name="Palatino" svg:font-family="Palatino, 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next-style-name="Standard" style:class="extra">
      <style:paragraph-properties fo:margin-top="0.212cm" fo:margin-bottom="0cm" loext:contextual-spacing="false">
        <style:tab-stops>
          <style:tab-stop style:position="0.635cm"/>
        </style:tab-stops>
      </style:paragraph-properties>
      <style:text-properties style:font-name="Comic Sans MS" fo:font-family="'Comic Sans MS'" style:font-family-generic="script" style:font-pitch="variable" fo:font-size="14pt" fo:language="en" fo:country="GB" style:font-size-asian="14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82cm" loext:contextual-spacing="false" fo:text-align="center" style:justify-single-word="false" fo:keep-together="always" fo:keep-with-next="always"/>
      <style:text-properties style:font-name="Helv" fo:font-family="Helv" style:font-family-generic="swiss" style:font-pitch="variabl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82cm" fo:margin-bottom="0.141cm" loext:contextual-spacing="false" fo:text-align="justify" style:justify-single-word="false" fo:keep-together="always" fo:keep-with-next="always"/>
      <style:text-properties style:font-name="Comic Sans MS" fo:font-family="'Comic Sans MS'" style:font-family-generic="script" style:font-pitch="variable" fo:font-size="16pt" fo:font-weight="bold" style:font-size-asian="16pt" style:font-weight-asian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top="0.141cm" fo:margin-bottom="0.141cm" loext:contextual-spacing="false"/>
      <style:text-properties fo:font-style="italic" fo:font-weight="normal" style:font-style-asian="italic" style:font-weight-asian="normal"/>
    </style:style>
    <style:style style:name="Heading_20_4" style:display-name="Heading 4" style:family="paragraph" style:parent-style-name="Standard" style:next-style-name="Retrait_20_normal" style:default-outline-level="4" style:class="text">
      <style:paragraph-properties fo:margin-left="0.624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Retrait_20_normal" style:default-outline-level="5" style:class="text">
      <style:paragraph-properties fo:margin-left="1.249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Retrait_20_normal" style:default-outline-level="6" style:class="text">
      <style:paragraph-properties fo:margin-left="1.249cm" fo:margin-right="0cm" fo:margin-top="0cm" fo:margin-bottom="0cm" loext:contextual-spacing="false" fo:text-indent="0cm" style:auto-text-indent="false"/>
      <style:text-properties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Retrait_20_normal" style:default-outline-level="7" style:class="text">
      <style:paragraph-properties fo:margin-left="1.249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Retrait_20_normal" style:default-outline-level="8" style:class="text">
      <style:paragraph-properties fo:margin-left="1.249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Retrait_20_normal" style:default-outline-level="9" style:class="text">
      <style:paragraph-properties fo:margin-left="1.249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/>
    </style:style>
    <style:style style:name="Retrait_20_normal" style:display-name="Retrait normal" style:family="paragraph" style:parent-style-name="Standard">
      <style:paragraph-properties fo:margin-left="0.508cm" fo:margin-right="0cm" fo:margin-top="0cm" fo:margin-bottom="0.141cm" loext:contextual-spacing="false" fo:text-align="justify" style:justify-single-word="false" fo:text-indent="-0.508cm" style:auto-text-indent="false">
        <style:tab-stops>
          <style:tab-stop style:position="-0.007cm"/>
        </style:tab-stops>
      </style:paragraph-properties>
    </style:style>
    <style:style style:name="Index_20_1" style:display-name="Index 1" style:family="paragraph" style:parent-style-name="Standard" style:next-style-name="Standard" style:class="index"/>
    <style:style style:name="Index_20_Heading" style:display-name="Index Heading" style:family="paragraph" style:parent-style-name="Standard" style:next-style-name="Index_20_1" style:class="index"/>
    <style:style style:name="Footer" style:family="paragraph" style:parent-style-name="Standard" style:class="extra">
      <style:paragraph-properties fo:margin-top="0cm" fo:margin-bottom="0.141cm" loext:contextual-spacing="false" fo:text-align="center" style:justify-single-word="false"/>
      <style:text-properties style:font-name="Helv" fo:font-family="Helv" style:font-family-generic="swiss" style:font-pitch="variable"/>
    </style:style>
    <style:style style:name="Header" style:family="paragraph" style:parent-style-name="Standard" style:class="extra">
      <style:paragraph-properties fo:margin-top="0cm" fo:margin-bottom="0.141cm" loext:contextual-spacing="false" fo:text-align="justify" style:justify-single-word="false" fo:padding-left="0cm" fo:padding-right="0cm" fo:padding-top="0cm" fo:padding-bottom="0.071cm" fo:border-left="none" fo:border-right="none" fo:border-top="none" fo:border-bottom="0.99pt solid #000000">
        <style:tab-stops>
          <style:tab-stop style:position="16.002cm" style:type="right"/>
        </style:tab-stops>
      </style:paragraph-properties>
      <style:text-properties style:font-name="Helv" fo:font-family="Helv" style:font-family-generic="swiss" style:font-pitch="variable" fo:font-weight="bold" style:font-weight-asian="bold"/>
    </style:style>
    <style:style style:name="Footnote" style:family="paragraph" style:parent-style-name="Standard" style:class="extra">
      <style:text-properties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Retrait_20_2" style:display-name="Retrait 2" style:family="paragraph" style:parent-style-name="Retrait_20_normal">
      <style:paragraph-properties fo:margin-left="0.9cm" fo:margin-right="0cm" fo:margin-top="0cm" fo:margin-bottom="0cm" loext:contextual-spacing="false" fo:text-indent="-0.9cm" style:auto-text-indent="false">
        <style:tab-stops>
          <style:tab-stop style:position="0cm"/>
        </style:tab-stops>
      </style:paragraph-properties>
    </style:style>
    <style:style style:name="Retrait_20_3" style:display-name="Retrait 3" style:family="paragraph" style:parent-style-name="Standard">
      <style:paragraph-properties fo:margin-left="1.3cm" fo:margin-right="0cm" fo:margin-top="0cm" fo:margin-bottom="0.141cm" loext:contextual-spacing="false" fo:text-align="justify" style:justify-single-word="false" fo:text-indent="-1.3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variant="small-caps" style:font-name="Comic Sans MS" fo:font-family="'Comic Sans MS'" style:font-family-generic="script" style:font-pitch="variable" fo:font-size="16pt" fo:font-weight="bold" style:font-size-asian="16pt" style:font-weight-asian="bold"/>
    </style:style>
    <style:style style:name="Subtitle" style:family="paragraph" style:parent-style-name="Standard" style:next-style-name="Text_20_body" style:class="chapter">
      <style:paragraph-properties fo:margin-top="0.106cm" fo:margin-bottom="0cm" loext:contextual-spacing="false" fo:text-align="justify" style:justify-single-word="false"/>
      <style:text-properties fo:font-size="14pt" fo:font-weight="bold" style:font-size-asian="14pt" style:font-weight-asian="bold"/>
    </style:style>
    <style:style style:name="Body_20_Text_20_2" style:display-name="Body Text 2" style:family="paragraph" style:parent-style-name="Standard">
      <style:paragraph-properties fo:margin-left="0.988cm" fo:margin-right="0cm" fo:margin-top="0cm" fo:margin-bottom="0cm" loext:contextual-spacing="false" fo:text-align="justify" style:justify-single-word="false" fo:text-indent="0cm" style:auto-text-indent="false"/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1cm" fo:margin-right="0cm" fo:margin-top="0cm" fo:margin-bottom="0cm" loext:contextual-spacing="false" fo:text-align="justify" style:justify-single-word="false" fo:text-indent="0cm" style:auto-text-indent="false"/>
      <style:text-properties fo:font-size="10pt" style:font-size-asian="10pt"/>
    </style:style>
    <style:style style:name="Numéro_20_exercice" style:display-name="Numéro exercice" style:family="paragraph" style:parent-style-name="Standard">
      <style:paragraph-properties fo:margin-left="0cm" fo:margin-right="9.001cm" fo:margin-top="0.635cm" fo:margin-bottom="0.847cm" loext:contextual-spacing="false" fo:text-align="justify" style:justify-single-word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style:font-name="Palatino" fo:font-family="Palatino, 'Book Antiqua'" style:font-family-generic="roman" style:font-pitch="variable" fo:font-size="14pt" fo:font-weight="bold" style:font-size-asian="14pt" style:font-weight-asian="bold"/>
    </style:style>
    <style:style style:name="Question" style:family="paragraph" style:parent-style-name="Standard">
      <style:paragraph-properties fo:margin-left="2cm" fo:margin-right="0cm" fo:margin-top="0cm" fo:margin-bottom="0cm" loext:contextual-spacing="false" fo:text-align="justify" style:justify-single-word="false" fo:text-indent="-1cm" style:auto-text-indent="false"/>
      <style:text-properties style:font-name="Palatino" fo:font-family="Palatino, 'Book Antiqua'" style:font-family-generic="roman" style:font-pitch="variable" fo:font-size="10pt" style:font-size-asian="10pt"/>
    </style:style>
    <style:style style:name="Numéro_20_question" style:display-name="Numéro question" style:family="paragraph" style:parent-style-name="Standard">
      <style:paragraph-properties fo:margin-top="0.423cm" fo:margin-bottom="0.212cm" loext:contextual-spacing="false" fo:text-align="justify" style:justify-single-word="false"/>
      <style:text-properties style:font-name="Palatino" fo:font-family="Palatino, 'Book Antiqua'" style:font-family-generic="roman" style:font-pitch="variable" fo:font-size="11pt" fo:font-weight="bold" style:font-size-asian="11pt" style:font-weight-asian="bold"/>
    </style:style>
    <style:style style:name="Drawing" style:family="paragraph" style:parent-style-name="Standard" style:class="extra">
      <style:paragraph-properties fo:margin-left="0cm" fo:margin-right="0cm" fo:margin-top="0.141cm" fo:margin-bottom="0cm" loext:contextual-spacing="false" fo:text-align="center" style:justify-single-word="false" fo:text-indent="0.25cm" style:auto-text-indent="false">
        <style:tab-stops>
          <style:tab-stop style:position="1cm"/>
          <style:tab-stop style:position="7.502cm"/>
          <style:tab-stop style:position="11.502cm"/>
        </style:tab-stops>
      </style:paragraph-properties>
      <style:text-properties style:font-name="Times" fo:font-family="Times" style:font-family-generic="roman" style:font-pitch="variable"/>
    </style:style>
    <style:style style:name="WW-Body_20_Text_20_2" style:display-name="WW-Body Text 2" style:family="paragraph" style:parent-style-name="Standard">
      <style:paragraph-properties fo:margin-top="0.212cm" fo:margin-bottom="0cm" loext:contextual-spacing="false" fo:text-align="justify" style:justify-single-word="false">
        <style:tab-stops>
          <style:tab-stop style:position="0.635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988cm" fo:margin-right="0cm" fo:margin-top="0cm" fo:margin-bottom="0cm" loext:contextual-spacing="false" fo:text-align="justify" style:justify-single-word="false" fo:text-indent="0cm" style:auto-text-indent="false" style:text-autospace="ideograph-alpha" style:punctuation-wrap="hanging" style:vertical-align="auto"/>
      <style:text-properties fo:font-size="10pt" style:font-size-asian="10pt"/>
    </style:style>
    <style:style style:name="Retrait_20_corps_20_de_20_texte_20_2" style:display-name="Retrait corps de texte 2" style:family="paragraph" style:parent-style-name="Standard">
      <style:paragraph-properties fo:margin-left="1cm" fo:margin-right="0cm" fo:margin-top="0cm" fo:margin-bottom="0cm" loext:contextual-spacing="false" fo:text-align="justify" style:justify-single-word="false" fo:text-indent="0cm" style:auto-text-indent="false" style:text-autospace="ideograph-alpha" style:punctuation-wrap="hanging" style:vertical-align="auto"/>
      <style:text-properties fo:font-size="10pt" style:font-size-asian="10pt"/>
    </style:style>
    <style:style style:name="Corps_20_de_20_texte_20_2" style:display-name="Corps de texte 2" style:family="paragraph" style:parent-style-name="Standard">
      <style:paragraph-properties fo:text-align="justify" style:justify-single-word="false" style:punctuation-wrap="hanging" style:vertical-align="auto"/>
      <style:text-properties style:font-name="TimesNewRoman" fo:font-family="TimesNewRoman" style:font-family-generic="roman" fo:font-size="10pt" style:font-size-asian="10pt"/>
    </style:style>
    <style:style style:name="Retrait_20_corps_20_de_20_texte_20_3" style:display-name="Retrait corps de texte 3" style:family="paragraph" style:parent-style-name="Standard">
      <style:paragraph-properties fo:margin-left="0.635cm" fo:margin-right="0cm" fo:margin-top="0cm" fo:margin-bottom="0cm" loext:contextual-spacing="false" fo:text-align="justify" style:justify-single-word="false" fo:text-indent="0cm" style:auto-text-indent="false"/>
    </style:style>
    <style:style style:name="Texte_20_brut" style:display-name="Texte brut" style:family="paragraph" style:parent-style-name="Standard">
      <style:paragraph-properties style:text-autospace="ideograph-alpha" style:punctuation-wrap="hanging" style:vertical-align="auto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6z1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0z4" style:family="text">
      <style:text-properties style:font-name="Courier New" fo:font-family="'Courier New'" style:font-family-generic="modern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Zapf Dingbats" fo:font-family="'Zapf Dingbats', ZapfDingbats" style:font-pitch="variable" fo:font-size="18pt" style:font-size-asian="18pt"/>
    </style:style>
    <style:style style:name="WW8Num2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Symbol" fo:font-family="Symbol" style:font-family-generic="roman" style:font-pitch="variable" style:font-charset="x-symbol" fo:font-size="12pt" style:font-size-asian="12pt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4z4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5z4" style:family="text">
      <style:text-properties style:font-name="Courier New" fo:font-family="'Courier New'" style:font-family-generic="modern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St1z0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space-before="5.997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4.904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6.174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7.444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714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9.984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1.254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524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3.79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bullet text:level="3" text:style-name="WW8Num1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7.994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4.904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6.17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7.44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8.714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9.98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11.25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2.524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3.79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7.994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4.904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6.174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7.444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8.714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9.984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11.254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12.524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3.79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-">
        <style:list-level-properties text:min-label-width="1.244cm"/>
        <style:text-properties style:font-name="Zapf Dingba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5.997cm" text:min-label-width="0.635cm"/>
        <style:text-properties style:font-name="Symbol"/>
      </text:list-level-style-bullet>
      <text:list-level-style-bullet text:level="2" text:style-name="WW8Num24z1" text:bullet-char="">
        <style:list-level-properties text:space-before="4.904cm" text:min-label-width="0.635cm"/>
        <style:text-properties style:font-name="Symbol"/>
      </text:list-level-style-bullet>
      <text:list-level-style-bullet text:level="3" text:style-name="WW8Num24z2" text:bullet-char="">
        <style:list-level-properties text:space-before="6.174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7.444cm" text:min-label-width="0.635cm"/>
        <style:text-properties style:font-name="Symbol"/>
      </text:list-level-style-bullet>
      <text:list-level-style-bullet text:level="5" text:style-name="WW8Num24z4" text:bullet-char="o">
        <style:list-level-properties text:space-before="8.714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9.984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11.254cm" text:min-label-width="0.635cm"/>
        <style:text-properties style:font-name="Symbol"/>
      </text:list-level-style-bullet>
      <text:list-level-style-bullet text:level="8" text:style-name="WW8Num24z4" text:bullet-char="o">
        <style:list-level-properties text:space-before="12.524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3.79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bullet text:level="3" text:style-name="WW8Num25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5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5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 fo:padding="0cm" fo:border="none">
        <style:tab-stops>
          <style:tab-stop style:position="6.983cm"/>
          <style:tab-stop style:position="14.46cm"/>
          <style:tab-stop style:position="16.002cm" style:type="right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Footer">
      <style:paragraph-properties fo:text-align="start" style:justify-single-word="false">
        <style:tab-stops>
          <style:tab-stop style:position="8.001cm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1.27cm" fo:margin-bottom="0cm" fo:margin-left="1.501cm" fo:margin-right="1.501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L2 Informatique<text:tab/><text:tab/>CUFR JF Champollion</text:p>
      </style:header>
      <style:footer>
        <text:p text:style-name="MP2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Nicolas Garric</meta:initial-creator>
    <meta:creation-date>2004-11-12T23:51:00</meta:creation-date>
    <dc:date>2016-01-19T09:23:54.305829596</dc:date>
    <meta:print-date>2012-02-06T21:56:37.90</meta:print-date>
    <meta:editing-cycles>103</meta:editing-cycles>
    <meta:editing-duration>PT8H3M9S</meta:editing-duration>
    <meta:document-statistic meta:table-count="0" meta:image-count="0" meta:object-count="0" meta:page-count="3" meta:paragraph-count="89" meta:word-count="1013" meta:character-count="6071" meta:non-whitespace-character-count="5034"/>
    <meta:user-defined meta:name="Info 1"/>
    <meta:user-defined meta:name="Info 2"/>
    <meta:user-defined meta:name="Info 3"/>
    <meta:user-defined meta:name="Info 4"/>
  </office:meta>
</office:document-meta>
</file>